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Source Code Pro" svg:font-family="'Source Code Pro'"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200%"/>
      <style:text-properties officeooo:rsid="000aee22" officeooo:paragraph-rsid="000aee22"/>
    </style:style>
    <style:style style:name="P2" style:family="paragraph" style:parent-style-name="Standard">
      <style:paragraph-properties fo:line-height="200%"/>
      <style:text-properties officeooo:paragraph-rsid="000aee22"/>
    </style:style>
    <style:style style:name="T1" style:family="text">
      <style:text-properties officeooo:rsid="000aee22"/>
    </style:style>
    <style:style style:name="T2" style:family="text">
      <style:text-properties style:font-name="Source Code Pro" officeooo:rsid="000aee22"/>
    </style:style>
    <style:style style:name="T3" style:family="text">
      <style:text-properties style:font-name="Source Code Pro" fo:font-weight="bold" officeooo:rsid="000aee22" style:font-weight-asian="bold" style:font-weight-complex="bold"/>
    </style:style>
    <style:style style:name="T4" style:family="text">
      <style:text-properties style:font-name="Times New Roman"/>
    </style:style>
    <style:style style:name="T5" style:family="text">
      <style:text-properties style:font-name="Times New Roman" officeooo:rsid="000aee22"/>
    </style:style>
    <style:style style:name="T6" style:family="text">
      <style:text-properties style:font-name="Times New Roman" officeooo:rsid="000c0f9e"/>
    </style:style>
    <style:style style:name="fr1" style:family="graphic" style:parent-style-name="OLE">
      <style:graphic-properties style:vertical-pos="from-top" style:vertical-rel="page" style:horizontal-pos="from-left" style:horizontal-rel="pag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Object1" text:anchor-type="page" text:anchor-page-number="1" svg:x="1.1425in" svg:y="5.8008in" svg:width="6.2992in" svg:height="3.5429in" draw:z-index="0">
        <draw:object xlink:href="./Object 1" xlink:type="simple" xlink:show="embed" xlink:actuate="onLoad"/>
        <draw:image xlink:href="./ObjectReplacements/Object 1" xlink:type="simple" xlink:show="embed" xlink:actuate="onLoad"/>
      </draw:frame>
      <text:p text:style-name="P1">Daniel Frias</text:p>
      <text:p text:style-name="P1">CSCE 313</text:p>
      <text:p text:style-name="P1">Section 516</text:p>
      <text:p text:style-name="P2"><text:span text:style-name="T1">Machine Problem 5 Analysis</text:span></text:p>
      <text:p text:style-name="P2"><text:tab/><text:span text:style-name="T1">In this analysis, we look at the performance of the client/server program using a new request channel type: over a network. There are some changes that were made to the initial netreqchannel.hpp, which includes changing the function signature of the serverside constructor: </text:span><text:span text:style-name="T2">NetworkRequestChannel(const unsigned short _port_no, void * (*connection_handler) </text:span><text:span text:style-name="T3">(void *)</text:span><text:span text:style-name="T2">, </text:span><text:span text:style-name="T3">int backlog</text:span><text:span text:style-name="T2">)</text:span><text:span text:style-name="T5">. This constructor instead takes in a function pointer whose parameter takes in a void pointer (for thread creation), and an integer that specifies the backlog (for the listen() call). We test the performance by running one until four clients, with increasing backlog, starting from 1 and doubling each time up until 64. This is the graph produced from this data, the means of the time taken in the client/s were taken: </text:span></text:p>
      <text:p text:style-name="P1"><text:span text:style-name="T5">F</text:span><text:span text:style-name="T4">rom the graph, it can be immediately seen that the performance benefit from increasing the backlog </text:span><text:span text:style-name="T6">plateus after a backlog of 8, and the expectation that four clients will always have more overhead than </text:span><text:soft-page-break/><text:span text:style-name="T6">one client is validated. To conclude, running more clients will result in more overhead than one, and up to a certain point, increasing the backlog buffer can increase performance of the server/client program.</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Source Code Pro" svg:font-family="'Source Code Pro'"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28T21:59:44.114516340</meta:creation-date>
    <dc:date>2020-11-28T22:25:56.853473666</dc:date>
    <meta:editing-duration>PT15M26S</meta:editing-duration>
    <meta:editing-cycles>1</meta:editing-cycles>
    <meta:document-statistic meta:table-count="0" meta:image-count="0" meta:object-count="1" meta:page-count="2" meta:paragraph-count="6" meta:word-count="201" meta:character-count="1269" meta:non-whitespace-character-count="1072"/>
    <meta:generator>LibreOffice/7.0.1.2$Linux_X86_64 LibreOffice_project/00$Build-2</meta:generator>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symbol-type="automatic" chart:include-hidden-cells="false" chart:auto-position="true" chart:auto-size="true" chart:treat-empty-cells="ignore" chart:series-source="rows" chart:right-angled-axes="true"/>
    </style:style>
    <style:style style:name="ch6"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4"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scatter" chart:style-name="ch1">
        <chart:title svg:x="3.987cm" svg:y="0.315cm" chart:style-name="ch2">
          <text:p>Overhead of Dataserver/Client Program</text:p>
        </chart:title>
        <chart:subtitle svg:x="4.899cm" svg:y="1.273cm" chart:style-name="ch3">
          <text:p>With the Network Request Channel</text:p>
        </chart:subtitle>
        <chart:legend chart:legend-position="end" svg:x="13.306cm" svg:y="3.453cm" style:legend-expansion="high" chart:style-name="ch4"/>
        <chart:plot-area chart:style-name="ch5" chart:data-source-has-labels="both" svg:x="1.33cm" svg:y="2.135cm" svg:width="11.657cm" svg:height="5.704cm">
          <chart:coordinate-region svg:x="1.766cm" svg:y="2.334cm" svg:width="10.849cm" svg:height="4.858cm"/>
          <chart:axis chart:dimension="x" chart:name="primary-x" chart:style-name="ch6" chartooo:axis-type="auto">
            <chart:title svg:x="5.063cm" svg:y="8.018cm" chart:style-name="ch7">
              <text:p>Amount of available backlog</text:p>
            </chart:title>
            <chart:categories table:cell-range-address="local-table.$B$1:.$H$1"/>
          </chart:axis>
          <chart:axis chart:dimension="y" chart:name="primary-y" chart:style-name="ch8">
            <chart:title svg:x="0.451cm" svg:y="5.798cm" chart:style-name="ch9">
              <text:p>Time (in s)</text:p>
            </chart:title>
            <chart:grid chart:style-name="ch10" chart:class="major"/>
          </chart:axis>
          <chart:series chart:style-name="ch11" chart:values-cell-range-address="local-table.$B$3:.$H$3" chart:label-cell-address="local-table.$A$3" chart:class="chart:scatter">
            <chart:domain table:cell-range-address="local-table.$B$2:.$H$2"/>
            <chart:data-point chart:repeated="7"/>
          </chart:series>
          <chart:series chart:style-name="ch12" chart:values-cell-range-address="local-table.$B$4:.$H$4" chart:label-cell-address="local-table.$A$4" chart:class="chart:scatter">
            <chart:data-point chart:repeated="7"/>
          </chart:series>
          <chart:series chart:style-name="ch13" chart:values-cell-range-address="local-table.$B$5:.$H$5" chart:label-cell-address="local-table.$A$5" chart:class="chart:scatter">
            <chart:data-point chart:repeated="7"/>
          </chart:series>
          <chart:series chart:style-name="ch14" chart:values-cell-range-address="local-table.$B$6:.$H$6" chart:label-cell-address="local-table.$A$6" chart:class="chart:scatter">
            <chart:data-point chart:repeated="7"/>
          </chart:series>
          <chart:wall chart:style-name="ch15"/>
          <chart:floor chart:style-name="ch16"/>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8">
                <text:p>8</text:p>
              </table:table-cell>
              <table:table-cell office:value-type="float" office:value="16">
                <text:p>16</text:p>
              </table:table-cell>
              <table:table-cell office:value-type="float" office:value="32">
                <text:p>32</text:p>
              </table:table-cell>
              <table:table-cell office:value-type="float" office:value="64">
                <text:p>64</text:p>
              </table:table-cell>
            </table:table-row>
          </table:table-header-rows>
          <table:table-rows>
            <table:table-row>
              <table:table-cell office:value-type="string">
                <text:p>Series1</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8">
                <text:p>8</text:p>
              </table:table-cell>
              <table:table-cell office:value-type="float" office:value="16">
                <text:p>16</text:p>
              </table:table-cell>
              <table:table-cell office:value-type="float" office:value="32">
                <text:p>32</text:p>
              </table:table-cell>
              <table:table-cell office:value-type="float" office:value="64">
                <text:p>64</text:p>
              </table:table-cell>
            </table:table-row>
            <table:table-row>
              <table:table-cell office:value-type="string">
                <text:p>1 Client</text:p>
              </table:table-cell>
              <table:table-cell office:value-type="float" office:value="8.12141">
                <text:p>8.12141</text:p>
              </table:table-cell>
              <table:table-cell office:value-type="float" office:value="3.72073">
                <text:p>3.72073</text:p>
              </table:table-cell>
              <table:table-cell office:value-type="float" office:value="2.3174">
                <text:p>2.3174</text:p>
              </table:table-cell>
              <table:table-cell office:value-type="float" office:value="1.8754">
                <text:p>1.8754</text:p>
              </table:table-cell>
              <table:table-cell office:value-type="float" office:value="1.96271">
                <text:p>1.96271</text:p>
              </table:table-cell>
              <table:table-cell office:value-type="float" office:value="2.04608">
                <text:p>2.04608</text:p>
              </table:table-cell>
              <table:table-cell office:value-type="float" office:value="2.00403">
                <text:p>2.00403</text:p>
              </table:table-cell>
            </table:table-row>
            <table:table-row>
              <table:table-cell office:value-type="string">
                <text:p>2 Clients</text:p>
              </table:table-cell>
              <table:table-cell office:value-type="float" office:value="8.622005">
                <text:p>8.622005</text:p>
              </table:table-cell>
              <table:table-cell office:value-type="float" office:value="6.59558">
                <text:p>6.59558</text:p>
              </table:table-cell>
              <table:table-cell office:value-type="float" office:value="4.79264">
                <text:p>4.79264</text:p>
              </table:table-cell>
              <table:table-cell office:value-type="float" office:value="2.74187">
                <text:p>2.74187</text:p>
              </table:table-cell>
              <table:table-cell office:value-type="float" office:value="2.792025">
                <text:p>2.792025</text:p>
              </table:table-cell>
              <table:table-cell office:value-type="float" office:value="2.72803">
                <text:p>2.72803</text:p>
              </table:table-cell>
              <table:table-cell office:value-type="float" office:value="2.50982">
                <text:p>2.50982</text:p>
              </table:table-cell>
            </table:table-row>
            <table:table-row>
              <table:table-cell office:value-type="string">
                <text:p>3 Clients</text:p>
              </table:table-cell>
              <table:table-cell office:value-type="float" office:value="12.1599">
                <text:p>12.1599</text:p>
              </table:table-cell>
              <table:table-cell office:value-type="float" office:value="6.85327">
                <text:p>6.85327</text:p>
              </table:table-cell>
              <table:table-cell office:value-type="float" office:value="4.85847">
                <text:p>4.85847</text:p>
              </table:table-cell>
              <table:table-cell office:value-type="float" office:value="3.58907">
                <text:p>3.58907</text:p>
              </table:table-cell>
              <table:table-cell office:value-type="float" office:value="4.03216666666667">
                <text:p>4.03216666666667</text:p>
              </table:table-cell>
              <table:table-cell office:value-type="float" office:value="3.94673">
                <text:p>3.94673</text:p>
              </table:table-cell>
              <table:table-cell office:value-type="float" office:value="3.26606">
                <text:p>3.26606</text:p>
              </table:table-cell>
            </table:table-row>
            <table:table-row>
              <table:table-cell office:value-type="string">
                <text:p>4 Clients</text:p>
              </table:table-cell>
              <table:table-cell office:value-type="float" office:value="9.383005">
                <text:p>9.383005</text:p>
              </table:table-cell>
              <table:table-cell office:value-type="float" office:value="6.5910275">
                <text:p>6.5910275</text:p>
              </table:table-cell>
              <table:table-cell office:value-type="float" office:value="4.27086">
                <text:p>4.27086</text:p>
              </table:table-cell>
              <table:table-cell office:value-type="float" office:value="4.7825925">
                <text:p>4.7825925</text:p>
              </table:table-cell>
              <table:table-cell office:value-type="float" office:value="5.33803">
                <text:p>5.33803</text:p>
              </table:table-cell>
              <table:table-cell office:value-type="float" office:value="4.6396225">
                <text:p>4.6396225</text:p>
              </table:table-cell>
              <table:table-cell office:value-type="float" office:value="4.5472625">
                <text:p>4.547262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1.2$Linux_X86_64 LibreOffice_project/0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